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log_jaringan">
        <table:table-row>
          <table:table-cell office:value-type="string">
            <text:p>log_id</text:p>
          </table:table-cell>
          <table:table-cell office:value-type="string">
            <text:p>kd_riwayat</text:p>
          </table:table-cell>
          <table:table-cell office:value-type="string">
            <text:p>aset_id</text:p>
          </table:table-cell>
          <table:table-cell office:value-type="string">
            <text:p>tglperubahan</text:p>
          </table:table-cell>
          <table:table-cell office:value-type="string">
            <text:p>NilaiBuku</text:p>
          </table:table-cell>
          <table:table-cell office:value-type="string">
            <text:p>NilaiBuku_Awal</text:p>
          </table:table-cell>
          <table:table-cell office:value-type="string">
            <text:p>AkumulasiPenyusutan</text:p>
          </table:table-cell>
          <table:table-cell office:value-type="string">
            <text:p>AkumulasiPenyusutan_Awal</text:p>
          </table:table-cell>
          <table:table-cell office:value-type="string">
            <text:p>bp</text:p>
          </table:table-cell>
          <table:table-cell office:value-type="string">
            <text:p>PenyusutanPerTahun</text:p>
          </table:table-cell>
          <table:table-cell office:value-type="string">
            <text:p>UmurEkonomis</text:p>
          </table:table-cell>
        </table:table-row>
        <table:table-row>
          <table:table-cell office:value-type="float" office:value="117136">
            <text:p>117136</text:p>
          </table:table-cell>
          <table:table-cell office:value-type="string">
            <text:p>51</text:p>
          </table:table-cell>
          <table:table-cell office:value-type="float" office:value="202339">
            <text:p>202339</text:p>
          </table:table-cell>
          <table:table-cell office:value-type="date" office:date-value="2016-12-31T00:00:00" table:style-name="DateTimeCell">
            <text:p>2016-12-31 00:00:00</text:p>
          </table:table-cell>
          <table:table-cell office:value-type="float" office:value="289627911.0000">
            <text:p>289627911.0000</text:p>
          </table:table-cell>
          <table:table-cell office:value-type="float" office:value="325831400.0000">
            <text:p>325831400.0000</text:p>
          </table:table-cell>
          <table:table-cell office:value-type="float" office:value="2439968080.4000">
            <text:p>2439968080.4000</text:p>
          </table:table-cell>
          <table:table-cell office:value-type="float" office:value="2403764591.4000">
            <text:p>2403764591.4000</text:p>
          </table:table-cell>
          <table:table-cell office:value-type="float" office:value="36203489.0000">
            <text:p>36203489.0000</text:p>
          </table:table-cell>
          <table:table-cell office:value-type="float" office:value="36203489.0000">
            <text:p>36203489.0000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17138">
            <text:p>117138</text:p>
          </table:table-cell>
          <table:table-cell office:value-type="string">
            <text:p>51</text:p>
          </table:table-cell>
          <table:table-cell office:value-type="float" office:value="202379">
            <text:p>202379</text:p>
          </table:table-cell>
          <table:table-cell office:value-type="date" office:date-value="2016-12-31T00:00:00" table:style-name="DateTimeCell">
            <text:p>2016-12-31 00:00:00</text:p>
          </table:table-cell>
          <table:table-cell office:value-type="float" office:value="333235022.0000">
            <text:p>333235022.0000</text:p>
          </table:table-cell>
          <table:table-cell office:value-type="float" office:value="374889400.0000">
            <text:p>374889400.0000</text:p>
          </table:table-cell>
          <table:table-cell office:value-type="float" office:value="1900125486.7000">
            <text:p>1900125486.7000</text:p>
          </table:table-cell>
          <table:table-cell office:value-type="float" office:value="1858471108.7000">
            <text:p>1858471108.7000</text:p>
          </table:table-cell>
          <table:table-cell office:value-type="float" office:value="41654378.0000">
            <text:p>41654378.0000</text:p>
          </table:table-cell>
          <table:table-cell office:value-type="float" office:value="41654378.0000">
            <text:p>41654378.0000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17187">
            <text:p>117187</text:p>
          </table:table-cell>
          <table:table-cell office:value-type="string">
            <text:p>50</text:p>
          </table:table-cell>
          <table:table-cell office:value-type="float" office:value="202379">
            <text:p>202379</text:p>
          </table:table-cell>
          <table:table-cell office:value-type="date" office:date-value="2016-12-31T00:00:00" table:style-name="DateTimeCell">
            <text:p>2016-12-31 00:00:00</text:p>
          </table:table-cell>
          <table:table-cell office:value-type="float" office:value="256258800.0000">
            <text:p>256258800.0000</text:p>
          </table:table-cell>
          <table:table-cell office:value-type="float" office:value="374889400.0000">
            <text:p>374889400.0000</text:p>
          </table:table-cell>
          <table:table-cell office:value-type="float" office:value="225883940.8000">
            <text:p>225883940.8000</text:p>
          </table:table-cell>
          <table:table-cell office:value-type="float" office:value="1858471108.7000">
            <text:p>1858471108.7000</text:p>
          </table:table-cell>
          <table:table-cell office:value-type="float" office:value="-1632587167.9000">
            <text:p>-1632587167.9000</text:p>
          </table:table-cell>
          <table:table-cell office:value-type="float" office:value="41654378.0000">
            <text:p>41654378.0000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17143">
            <text:p>117143</text:p>
          </table:table-cell>
          <table:table-cell office:value-type="string">
            <text:p>51</text:p>
          </table:table-cell>
          <table:table-cell office:value-type="float" office:value="202395">
            <text:p>202395</text:p>
          </table:table-cell>
          <table:table-cell office:value-type="date" office:date-value="2016-12-31T00:00:00" table:style-name="DateTimeCell">
            <text:p>2016-12-31 00:00:00</text:p>
          </table:table-cell>
          <table:table-cell office:value-type="float" office:value="7426403190.0000">
            <text:p>7426403190.0000</text:p>
          </table:table-cell>
          <table:table-cell office:value-type="float" office:value="8251559100.0000">
            <text:p>8251559100.0000</text:p>
          </table:table-cell>
          <table:table-cell office:value-type="float" office:value="4385731214.0000">
            <text:p>4385731214.0000</text:p>
          </table:table-cell>
          <table:table-cell office:value-type="float" office:value="3560575304.0000">
            <text:p>3560575304.0000</text:p>
          </table:table-cell>
          <table:table-cell office:value-type="float" office:value="825155910.0000">
            <text:p>825155910.0000</text:p>
          </table:table-cell>
          <table:table-cell office:value-type="float" office:value="825155910.0000">
            <text:p>825155910.0000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117188">
            <text:p>117188</text:p>
          </table:table-cell>
          <table:table-cell office:value-type="string">
            <text:p>50</text:p>
          </table:table-cell>
          <table:table-cell office:value-type="float" office:value="202395">
            <text:p>202395</text:p>
          </table:table-cell>
          <table:table-cell office:value-type="date" office:date-value="2016-12-31T00:00:00" table:style-name="DateTimeCell">
            <text:p>2016-12-31 00:00:00</text:p>
          </table:table-cell>
          <table:table-cell office:value-type="float" office:value="410305800.0000">
            <text:p>410305800.0000</text:p>
          </table:table-cell>
          <table:table-cell office:value-type="float" office:value="4806260100.0000">
            <text:p>4806260100.0000</text:p>
          </table:table-cell>
          <table:table-cell office:value-type="float" office:value="667156952.2000">
            <text:p>667156952.2000</text:p>
          </table:table-cell>
          <table:table-cell office:value-type="float" office:value="4094604204.0000">
            <text:p>4094604204.0000</text:p>
          </table:table-cell>
          <table:table-cell office:value-type="float" office:value="-3427447251.8000">
            <text:p>-3427447251.8000</text:p>
          </table:table-cell>
          <table:table-cell office:value-type="float" office:value="534028900.0000">
            <text:p>534028900.0000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17145">
            <text:p>117145</text:p>
          </table:table-cell>
          <table:table-cell office:value-type="string">
            <text:p>51</text:p>
          </table:table-cell>
          <table:table-cell office:value-type="float" office:value="202411">
            <text:p>202411</text:p>
          </table:table-cell>
          <table:table-cell office:value-type="date" office:date-value="2016-12-31T00:00:00" table:style-name="DateTimeCell">
            <text:p>2016-12-31 00:00:00</text:p>
          </table:table-cell>
          <table:table-cell office:value-type="float" office:value="5053691772.0000">
            <text:p>5053691772.0000</text:p>
          </table:table-cell>
          <table:table-cell office:value-type="float" office:value="5615213080.0000">
            <text:p>5615213080.0000</text:p>
          </table:table-cell>
          <table:table-cell office:value-type="float" office:value="5264994830.4000">
            <text:p>5264994830.4000</text:p>
          </table:table-cell>
          <table:table-cell office:value-type="float" office:value="4703473522.4000">
            <text:p>4703473522.4000</text:p>
          </table:table-cell>
          <table:table-cell office:value-type="float" office:value="561521308.0000">
            <text:p>561521308.0000</text:p>
          </table:table-cell>
          <table:table-cell office:value-type="float" office:value="561521308.0000">
            <text:p>561521308.0000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117151">
            <text:p>117151</text:p>
          </table:table-cell>
          <table:table-cell office:value-type="string">
            <text:p>50</text:p>
          </table:table-cell>
          <table:table-cell office:value-type="float" office:value="202415">
            <text:p>202415</text:p>
          </table:table-cell>
          <table:table-cell office:value-type="date" office:date-value="2016-12-31T00:00:00" table:style-name="DateTimeCell">
            <text:p>2016-12-31 00:00:00</text:p>
          </table:table-cell>
          <table:table-cell office:value-type="float" office:value="662614688.0000">
            <text:p>662614688.0000</text:p>
          </table:table-cell>
          <table:table-cell office:value-type="float" office:value="745441524.0000">
            <text:p>745441524.0000</text:p>
          </table:table-cell>
          <table:table-cell office:value-type="float" office:value="1055256532.2000">
            <text:p>1055256532.2000</text:p>
          </table:table-cell>
          <table:table-cell office:value-type="float" office:value="972429696.2000">
            <text:p>972429696.2000</text:p>
          </table:table-cell>
          <table:table-cell office:value-type="float" office:value="82826836.0000">
            <text:p>82826836.0000</text:p>
          </table:table-cell>
          <table:table-cell office:value-type="float" office:value="82826836.0000">
            <text:p>82826836.0000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17153">
            <text:p>117153</text:p>
          </table:table-cell>
          <table:table-cell office:value-type="string">
            <text:p>51</text:p>
          </table:table-cell>
          <table:table-cell office:value-type="float" office:value="202443">
            <text:p>202443</text:p>
          </table:table-cell>
          <table:table-cell office:value-type="date" office:date-value="2016-12-31T00:00:00" table:style-name="DateTimeCell">
            <text:p>2016-12-31 00:00:00</text:p>
          </table:table-cell>
          <table:table-cell office:value-type="float" office:value="549115633.2000">
            <text:p>549115633.2000</text:p>
          </table:table-cell>
          <table:table-cell office:value-type="float" office:value="617755087.2000">
            <text:p>617755087.2000</text:p>
          </table:table-cell>
          <table:table-cell office:value-type="float" office:value="1479074921.0000">
            <text:p>1479074921.0000</text:p>
          </table:table-cell>
          <table:table-cell office:value-type="float" office:value="1410435467.0000">
            <text:p>1410435467.0000</text:p>
          </table:table-cell>
          <table:table-cell office:value-type="float" office:value="68639454.0000">
            <text:p>68639454.0000</text:p>
          </table:table-cell>
          <table:table-cell office:value-type="float" office:value="68639454.0000">
            <text:p>68639454.0000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17159">
            <text:p>117159</text:p>
          </table:table-cell>
          <table:table-cell office:value-type="string">
            <text:p>50</text:p>
          </table:table-cell>
          <table:table-cell office:value-type="float" office:value="202452">
            <text:p>202452</text:p>
          </table:table-cell>
          <table:table-cell office:value-type="date" office:date-value="2016-12-31T00:00:00" table:style-name="DateTimeCell">
            <text:p>2016-12-31 00:00:00</text:p>
          </table:table-cell>
          <table:table-cell office:value-type="float" office:value="266377820.6000">
            <text:p>266377820.6000</text:p>
          </table:table-cell>
          <table:table-cell office:value-type="float" office:value="299675047.6000">
            <text:p>299675047.6000</text:p>
          </table:table-cell>
          <table:table-cell office:value-type="float" office:value="486293947.0000">
            <text:p>486293947.0000</text:p>
          </table:table-cell>
          <table:table-cell office:value-type="float" office:value="452996720.0000">
            <text:p>452996720.0000</text:p>
          </table:table-cell>
          <table:table-cell office:value-type="float" office:value="33297227.0000">
            <text:p>33297227.0000</text:p>
          </table:table-cell>
          <table:table-cell office:value-type="float" office:value="33297227.0000">
            <text:p>33297227.0000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17162">
            <text:p>117162</text:p>
          </table:table-cell>
          <table:table-cell office:value-type="string">
            <text:p>50</text:p>
          </table:table-cell>
          <table:table-cell office:value-type="float" office:value="202467">
            <text:p>202467</text:p>
          </table:table-cell>
          <table:table-cell office:value-type="date" office:date-value="2016-12-31T00:00:00" table:style-name="DateTimeCell">
            <text:p>2016-12-31 00:00:00</text:p>
          </table:table-cell>
          <table:table-cell office:value-type="float" office:value="1606958004.0000">
            <text:p>1606958004.0000</text:p>
          </table:table-cell>
          <table:table-cell office:value-type="float" office:value="1807827754.0000">
            <text:p>1807827754.0000</text:p>
          </table:table-cell>
          <table:table-cell office:value-type="float" office:value="1827725508.0000">
            <text:p>1827725508.0000</text:p>
          </table:table-cell>
          <table:table-cell office:value-type="float" office:value="1626855758.0000">
            <text:p>1626855758.0000</text:p>
          </table:table-cell>
          <table:table-cell office:value-type="float" office:value="200869750.0000">
            <text:p>200869750.0000</text:p>
          </table:table-cell>
          <table:table-cell office:value-type="float" office:value="200869750.0000">
            <text:p>200869750.0000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17165">
            <text:p>117165</text:p>
          </table:table-cell>
          <table:table-cell office:value-type="string">
            <text:p>50</text:p>
          </table:table-cell>
          <table:table-cell office:value-type="float" office:value="202473">
            <text:p>202473</text:p>
          </table:table-cell>
          <table:table-cell office:value-type="date" office:date-value="2016-12-31T00:00:00" table:style-name="DateTimeCell">
            <text:p>2016-12-31 00:00:00</text:p>
          </table:table-cell>
          <table:table-cell office:value-type="float" office:value="458268642.0000">
            <text:p>458268642.0000</text:p>
          </table:table-cell>
          <table:table-cell office:value-type="float" office:value="611024856.0000">
            <text:p>611024856.0000</text:p>
          </table:table-cell>
          <table:table-cell office:value-type="float" office:value="5737604716.0000">
            <text:p>5737604716.0000</text:p>
          </table:table-cell>
          <table:table-cell office:value-type="float" office:value="5584848502.0000">
            <text:p>5584848502.0000</text:p>
          </table:table-cell>
          <table:table-cell office:value-type="float" office:value="152756214.0000">
            <text:p>152756214.0000</text:p>
          </table:table-cell>
          <table:table-cell office:value-type="float" office:value="152756214.0000">
            <text:p>152756214.0000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17168">
            <text:p>117168</text:p>
          </table:table-cell>
          <table:table-cell office:value-type="string">
            <text:p>50</text:p>
          </table:table-cell>
          <table:table-cell office:value-type="float" office:value="202475">
            <text:p>202475</text:p>
          </table:table-cell>
          <table:table-cell office:value-type="date" office:date-value="2016-12-31T00:00:00" table:style-name="DateTimeCell">
            <text:p>2016-12-31 00:00:00</text:p>
          </table:table-cell>
          <table:table-cell office:value-type="float" office:value="267725275.0000">
            <text:p>267725275.0000</text:p>
          </table:table-cell>
          <table:table-cell office:value-type="float" office:value="356967034.0000">
            <text:p>356967034.0000</text:p>
          </table:table-cell>
          <table:table-cell office:value-type="float" office:value="1251050694.0000">
            <text:p>1251050694.0000</text:p>
          </table:table-cell>
          <table:table-cell office:value-type="float" office:value="1161808935.0000">
            <text:p>1161808935.0000</text:p>
          </table:table-cell>
          <table:table-cell office:value-type="float" office:value="89241759.0000">
            <text:p>89241759.0000</text:p>
          </table:table-cell>
          <table:table-cell office:value-type="float" office:value="89241759.0000">
            <text:p>89241759.0000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17171">
            <text:p>117171</text:p>
          </table:table-cell>
          <table:table-cell office:value-type="string">
            <text:p>50</text:p>
          </table:table-cell>
          <table:table-cell office:value-type="float" office:value="202763">
            <text:p>202763</text:p>
          </table:table-cell>
          <table:table-cell office:value-type="date" office:date-value="2016-12-31T00:00:00" table:style-name="DateTimeCell">
            <text:p>2016-12-31 00:00:00</text:p>
          </table:table-cell>
          <table:table-cell office:value-type="float" office:value="542476800.0000">
            <text:p>542476800.0000</text:p>
          </table:table-cell>
          <table:table-cell office:value-type="float" office:value="610286400.0000">
            <text:p>610286400.0000</text:p>
          </table:table-cell>
          <table:table-cell office:value-type="float" office:value="171109200.0000">
            <text:p>171109200.0000</text:p>
          </table:table-cell>
          <table:table-cell office:value-type="float" office:value="103299600.0000">
            <text:p>103299600.0000</text:p>
          </table:table-cell>
          <table:table-cell office:value-type="float" office:value="67809600.0000">
            <text:p>67809600.0000</text:p>
          </table:table-cell>
          <table:table-cell office:value-type="float" office:value="67809600.0000">
            <text:p>67809600.0000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17173">
            <text:p>117173</text:p>
          </table:table-cell>
          <table:table-cell office:value-type="string">
            <text:p>51</text:p>
          </table:table-cell>
          <table:table-cell office:value-type="float" office:value="1797738">
            <text:p>1797738</text:p>
          </table:table-cell>
          <table:table-cell office:value-type="date" office:date-value="2016-12-31T00:00:00" table:style-name="DateTimeCell">
            <text:p>2016-12-31 00:00:00</text:p>
          </table:table-cell>
          <table:table-cell office:value-type="float" office:value="3060407909.0000">
            <text:p>3060407909.0000</text:p>
          </table:table-cell>
          <table:table-cell office:value-type="float" office:value="3400453232.0000">
            <text:p>3400453232.0000</text:p>
          </table:table-cell>
          <table:table-cell office:value-type="float" office:value="672537291.0000">
            <text:p>672537291.0000</text:p>
          </table:table-cell>
          <table:table-cell office:value-type="float" office:value="332491968.0000">
            <text:p>332491968.0000</text:p>
          </table:table-cell>
          <table:table-cell office:value-type="float" office:value="340045323.0000">
            <text:p>340045323.0000</text:p>
          </table:table-cell>
          <table:table-cell office:value-type="float" office:value="340045323.0000">
            <text:p>340045323.0000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117176">
            <text:p>117176</text:p>
          </table:table-cell>
          <table:table-cell office:value-type="string">
            <text:p>50</text:p>
          </table:table-cell>
          <table:table-cell office:value-type="float" office:value="1867316">
            <text:p>1867316</text:p>
          </table:table-cell>
          <table:table-cell office:value-type="date" office:date-value="2016-12-31T00:00:00" table:style-name="DateTimeCell">
            <text:p>2016-12-31 00:00:00</text:p>
          </table:table-cell>
          <table:table-cell office:value-type="float" office:value="195881600.0000">
            <text:p>195881600.0000</text:p>
          </table:table-cell>
          <table:table-cell office:value-type="float" office:value="220366800.0000">
            <text:p>220366800.0000</text:p>
          </table:table-cell>
          <table:table-cell office:value-type="float" office:value="58823600.0000">
            <text:p>58823600.0000</text:p>
          </table:table-cell>
          <table:table-cell office:value-type="float" office:value="34338400.0000">
            <text:p>34338400.0000</text:p>
          </table:table-cell>
          <table:table-cell office:value-type="float" office:value="24485200.0000">
            <text:p>24485200.0000</text:p>
          </table:table-cell>
          <table:table-cell office:value-type="float" office:value="24485200.0000">
            <text:p>24485200.0000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17179">
            <text:p>117179</text:p>
          </table:table-cell>
          <table:table-cell office:value-type="string">
            <text:p>50</text:p>
          </table:table-cell>
          <table:table-cell office:value-type="float" office:value="1867323">
            <text:p>1867323</text:p>
          </table:table-cell>
          <table:table-cell office:value-type="date" office:date-value="2016-12-31T00:00:00" table:style-name="DateTimeCell">
            <text:p>2016-12-31 00:00:00</text:p>
          </table:table-cell>
          <table:table-cell office:value-type="float" office:value="244164358.0000">
            <text:p>244164358.0000</text:p>
          </table:table-cell>
          <table:table-cell office:value-type="float" office:value="274684903.0000">
            <text:p>274684903.0000</text:p>
          </table:table-cell>
          <table:table-cell office:value-type="float" office:value="77512382.0000">
            <text:p>77512382.0000</text:p>
          </table:table-cell>
          <table:table-cell office:value-type="float" office:value="46991837.0000">
            <text:p>46991837.0000</text:p>
          </table:table-cell>
          <table:table-cell office:value-type="float" office:value="30520545.0000">
            <text:p>30520545.0000</text:p>
          </table:table-cell>
          <table:table-cell office:value-type="float" office:value="30520545.0000">
            <text:p>30520545.0000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17182">
            <text:p>117182</text:p>
          </table:table-cell>
          <table:table-cell office:value-type="string">
            <text:p>50</text:p>
          </table:table-cell>
          <table:table-cell office:value-type="float" office:value="1867325">
            <text:p>1867325</text:p>
          </table:table-cell>
          <table:table-cell office:value-type="date" office:date-value="2016-12-31T00:00:00" table:style-name="DateTimeCell">
            <text:p>2016-12-31 00:00:00</text:p>
          </table:table-cell>
          <table:table-cell office:value-type="float" office:value="1644728673.0000">
            <text:p>1644728673.0000</text:p>
          </table:table-cell>
          <table:table-cell office:value-type="float" office:value="1850319757.0000">
            <text:p>1850319757.0000</text:p>
          </table:table-cell>
          <table:table-cell office:value-type="float" office:value="418419595.0000">
            <text:p>418419595.0000</text:p>
          </table:table-cell>
          <table:table-cell office:value-type="float" office:value="212828511.0000">
            <text:p>212828511.0000</text:p>
          </table:table-cell>
          <table:table-cell office:value-type="float" office:value="205591084.0000">
            <text:p>205591084.0000</text:p>
          </table:table-cell>
          <table:table-cell office:value-type="float" office:value="205591084.0000">
            <text:p>205591084.0000</text:p>
          </table:table-cell>
          <table:table-cell office:value-type="float" office:value="8">
            <text:p>8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4.15</meta:generator>
    <meta:initial-creator>phpMyAdmin 4.4.15</meta:initial-creator>
    <meta:creation-date>2017-04-19T12:15:18</meta:creation-date>
  </office:meta>
</office:document-meta>
</file>